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cffe0" officeooo:paragraph-rsid="000cffe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cffe0" officeooo:paragraph-rsid="000cffe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ffe0" officeooo:paragraph-rsid="000cffe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d1842" officeooo:paragraph-rsid="000d1842" style:font-size-asian="10.5pt" style:font-size-complex="12pt"/>
    </style:style>
    <style:style style:name="T1" style:family="text">
      <style:text-properties officeooo:rsid="000d1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D A TOUR</text:p>
      <text:p text:style-name="P1">Use-case specification</text:p>
      <text:p text:style-name="P1"><text:span text:style-name="T1">Find</text:span> A Tour!</text:p>
      <text:p text:style-name="P5">1. Brief Description :</text:p>
      <text:p text:style-name="P3">This use case allows <text:s/><text:span text:style-name="T1">user to make search on tours list.</text:span></text:p>
      <text:p text:style-name="P5">2.Flow of Events :</text:p>
      <text:p text:style-name="P4">2.1 Basic Flow :</text:p>
      <text:p text:style-name="P3">Step #1: This use case starts when the <text:span text:style-name="T1">user</text:span> pushes “<text:span text:style-name="T1">Find a Tour!” button</text:span></text:p>
      <text:p text:style-name="P3">Step #2: A new window appears and <text:span text:style-name="T1">user</text:span> should fulfill all required areas.<text:span text:style-name="T1">(date,language,city,price.)</text:span></text:p>
      <text:p text:style-name="P3">Step #3: After fulfill required areas tourist guide should push “<text:span text:style-name="T1">Find!</text:span>” button.</text:p>
      <text:p text:style-name="P8">Step#4: The list of tours which are suitable for search constraints will be appear on mobilephone screen.</text:p>
      <text:p text:style-name="P3">Step #4: Use case ends.</text:p>
      <text:p text:style-name="P3"/>
      <text:p text:style-name="P4">2.2 Alternative Flows :</text:p>
      <text:p text:style-name="P3">There isn't any alternative flows.</text:p>
      <text:p text:style-name="P3"/>
      <text:p text:style-name="P6">3.Preconditions :</text:p>
      <text:p text:style-name="P4">3.1 Registered &amp; Logged in:</text:p>
      <text:p text:style-name="P3">The tourist guides should be registered &amp; logged in to the system</text:p>
      <text:p text:style-name="P4"/>
      <text:p text:style-name="P5">4.Postconditions :</text:p>
      <text:p text:style-name="P3">There is no postconditions.</text:p>
      <text:p text:style-name="P3"/>
      <text:p text:style-name="P3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30:34.425073967</meta:creation-date>
    <dc:date>2015-04-03T16:58:36.602899043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26" meta:character-count="747" meta:non-whitespace-character-count="639"/>
  </office:meta>
</office:document-meta>
</file>